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roid Sans" svg:font-family="'Droid Sans'" style:font-family-generic="modern" style:font-pitch="fixed"/>
    <style:font-face style:name="FreeSans3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7.013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.595cm" fo:margin-left="0cm" fo:margin-top="0.891cm" fo:margin-bottom="0cm" table:align="left"/>
    </style:style>
    <style:style style:name="Table3.A" style:family="table-column">
      <style:table-column-properties style:column-width="17.595cm"/>
    </style:style>
    <style:style style:name="Table3.A1" style:family="table-cell">
      <style:table-cell-properties fo:padding="0.097cm" fo:border="none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8.505cm"/>
    </style:style>
    <style:style style:name="Table1.B" style:family="table-column">
      <style:table-column-properties style:column-width="8.507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2" style:family="table-cell">
      <style:table-cell-properties fo:padding="0.097cm" fo:border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fo:padding="0cm" fo:border="none" style:shadow="none" style:join-border="false"/>
      <style:text-properties fo:font-weight="normal" style:font-weight-asian="normal" style:font-weight-complex="normal"/>
    </style:style>
    <style:style style:name="P2" style:family="paragraph" style:parent-style-name="Text">
      <style:text-properties fo:font-weight="normal" style:font-weight-asian="normal" style:font-weight-complex="normal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Standard" style:master-page-name="First_20_Page">
      <style:paragraph-properties style:page-number="auto"/>
    </style:style>
    <style:style style:name="P5" style:family="paragraph" style:parent-style-name="Contents_20_2">
      <style:text-properties fo:font-weight="normal" officeooo:paragraph-rsid="00078b4c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erif" fo:font-size="8pt" style:font-size-asian="8pt" style:font-size-complex="8pt"/>
    </style:style>
    <style:style style:name="T3" style:family="text">
      <style:text-properties officeooo:rsid="000de4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ext-input text:description="&lt;setLang(user.lang or 'fr_FR')&gt;">&lt;setLang(user.lang or 'fr_FR')&gt;</text:text-input></text:p>
      <text:h text:style-name="Heading_20_1" text:outline-level="1">Compte Rendu Opératoire</text:h>
      <text:p text:style-name="Heading"><text:text-input text:description="&lt;o.partner_id.fullname&gt;">Fullname</text:text-input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P1">Le :<text:text-input text:description="&lt;formatLang(o.meeting_id.date, date=True)&gt;">date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h text:style-name="Heading_20_3" text:outline-level="3"><text:span text:style-name="T1"><text:text-input text:description="&lt;o.template_id.name&gt;">&lt;o.template_id.name&gt;</text:text-input></text:span><text:span text:style-name="T1"> </text:span><text:span text:style-name="T1"><text:text-input text:description="&lt;get_selection_item(o,&quot;ods&quot;)&gt;">&lt;get_selection_item(o,"ods")&gt;</text:text-input></text:span></text:h>
          </table:table-cell>
        </table:table-row>
      </table:table>
      <text:p text:style-name="Contents_20_2"/>
      <table:table table:name="Table3" table:style-name="Table3">
        <table:table-column table:style-name="Table3.A"/>
        <table:table-row>
          <table:table-cell table:style-name="Table3.A1" office:value-type="string">
            <text:p text:style-name="P3"><text:text-input text:description="&lt;for each='line in o.template_id.product_ids'&gt;">&lt;for each='line in o.template_id.product_ids'&gt;</text:text-input></text:p>
          </table:table-cell>
        </table:table-row>
        <table:table-row>
          <table:table-cell table:style-name="Table3.A1" office:value-type="string">
            <text:p text:style-name="P3"><text:text-input text:description="&lt;line.name&gt;">&lt;line.name&gt;</text:text-input></text:p>
          </table:table-cell>
        </table:table-row>
        <table:table-row>
          <table:table-cell table:style-name="Table3.A1" office:value-type="string">
            <text:p text:style-name="Table_20_Contents"><text:span text:style-name="Source_20_Text"><text:span text:style-name="T2"><text:text-input text:description="&lt;/for&gt;">&lt;/for&gt;</text:text-input></text:span></text:span></text:p>
          </table:table-cell>
        </table:table-row>
      </table:table>
      <text:p text:style-name="Standard"/>
      <text:p text:style-name="Contents_20_1">Indication : <text:text-input text:description="&lt;o.indication_id.name&gt;">&lt;o.indication_id.name&gt;</text:text-input></text:p>
      <text:p text:style-name="P5"><text:text-input text:description="&lt;o.operating_machine_id.name&gt;">&lt;o.operating_machine_id.name&gt;</text:text-input><text:span text:style-name="T3"> </text:span><text:span text:style-name="T3"><text:text-input text:description="&lt;o.operating_machine_id.description&gt;">&lt;o.operating_machine_id.description&gt;</text:text-input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"><text:text-input text:description="&lt;o.text_body&gt;">&lt;o.text_body&gt;</text:text-input></text:p>
          </table:table-cell>
          <table:covered-table-cell/>
        </table:table-row>
        <table:table-row>
          <table:table-cell table:style-name="Table1.A2" office:value-type="string">
            <text:p text:style-name="Text">Positionnement post opératoire :</text:p>
          </table:table-cell>
          <table:table-cell table:style-name="Table1.B2" office:value-type="string">
            <text:p text:style-name="Text"><text:text-input text:description="&lt;o.positionnement&gt;">&lt;o.positionnement&gt;</text:text-input></text:p>
          </table:table-cell>
        </table:table-row>
        <table:table-row>
          <table:table-cell table:style-name="Table1.A3" office:value-type="string">
            <text:p text:style-name="Text">Traitement post opératoire :</text:p>
          </table:table-cell>
          <table:table-cell table:style-name="Table1.B3" office:value-type="string">
            <text:p text:style-name="Text"><text:text-input text:description="&lt;o.post_op_treatement&gt;">&lt;o.post_op_treatement&gt;</text:text-input></text:p>
          </table:table-cell>
        </table:table-row>
      </table:table>
      <text:p text:style-name="Standard"/>
      <text:p text:style-name="Standard"><text:text-input text:description="&lt;o.meeting_id.user_id.signature&gt;">signatur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roid Sans" svg:font-family="'Droid Sans'" style:font-family-generic="modern" style:font-pitch="fixed"/>
    <style:font-face style:name="FreeSans3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7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DejaVu Sans" fo:font-family="'DejaVu Sans'" style:font-style-name="Bold" style:font-family-generic="swiss" style:font-pitch="variable" fo:font-size="10pt" fo:font-weight="bold"/>
    </style:style>
    <style:style style:name="Text" style:family="paragraph" style:parent-style-name="Caption" style:class="extra" style:master-page-name="">
      <loext:graphic-properties draw:fill="none" draw:fill-color="#cfe7f5"/>
      <style:paragraph-properties fo:margin-top="0cm" fo:margin-bottom="0cm" loext:contextual-spacing="false" style:page-number="auto" fo:background-color="transparent"/>
      <style:text-properties style:font-name="FreeSans" fo:font-family="FreeSans" style:font-style-name="Italique" style:font-family-generic="swiss" style:font-pitch="variable" fo:font-size="10pt"/>
    </style:style>
    <style:style style:name="Source_20_Text" style:display-name="Source Text" style:family="text">
      <style:text-properties style:font-name="DejaVu Sans Mono1" fo:font-family="'DejaVu Sans Mono'" style:font-family-generic="modern" style:font-pitch="fixed" style:font-name-asian="Droid Sans" style:font-family-asian="'Droid Sans'" style:font-family-generic-asian="modern" style:font-pitch-asian="fixed" style:font-name-complex="FreeSans3" style:font-family-complex="FreeSans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. FRANCOIS</meta:initial-creator>
    <meta:creation-date>2014-02-13T14:35:11</meta:creation-date>
    <dc:date>2018-03-02T01:50:36.019463834</dc:date>
    <meta:editing-duration>PT1H14M8S</meta:editing-duration>
    <meta:editing-cycles>19</meta:editing-cycles>
    <meta:generator>LibreOffice/5.2.7.2$Linux_X86_64 LibreOffice_project/20m0$Build-2</meta:generator>
    <dc:creator>Laurent FRANCOIS</dc:creator>
    <meta:document-statistic meta:table-count="3" meta:image-count="0" meta:object-count="0" meta:page-count="1" meta:paragraph-count="16" meta:word-count="90" meta:character-count="632" meta:non-whitespace-character-count="602"/>
  </office:meta>
</office:document-meta>
</file>